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575.09pt"/>
    </style:style>
    <style:style style:name="co3" style:family="table-column">
      <style:table-column-properties fo:break-before="auto" style:column-width="309.8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99.81pt"/>
    </style:style>
    <style:style style:name="co6" style:family="table-column">
      <style:table-column-properties fo:break-before="auto" style:column-width="110.21pt"/>
    </style:style>
    <style:style style:name="co7" style:family="table-column">
      <style:table-column-properties fo:break-before="auto" style:column-width="30.36pt"/>
    </style:style>
    <style:style style:name="co8" style:family="table-column">
      <style:table-column-properties fo:break-before="auto" style:column-width="41.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BOM_PeakHoldPWMDriver_V0.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table:style-name="Default" office:value-type="string" calcext:value-type="string">
            <text:p>price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11,Q12,Q4,Q3,Q10,Q9,Q2,Q1</text:p>
          </table:table-cell>
          <table:table-cell office:value-type="string" calcext:value-type="string">
            <text:p>SOT-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https://www.reichelt.nl/mosfet-n-60v-0-115a-0-3w-sot-23-2n-7002-7-f-p219153.html?&amp;trstct=pos_2&amp;nbc=1</text:p>
          </table:table-cell>
          <table:table-cell office:value-type="currency" office:currency="EUR" office:value="0.03" calcext:value-type="currency">
            <text:p>€ 0.03</text:p>
          </table:table-cell>
          <table:table-cell table:formula="of:=[.D2]*[.G2]" office:value-type="currency" office:currency="EUR" office:value="0.24" calcext:value-type="currency">
            <text:p>€ 0.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11,D19,D12,D20</text:p>
          </table:table-cell>
          <table:table-cell office:value-type="string" calcext:value-type="string">
            <text:p>D_S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S36</text:p>
          </table:table-cell>
          <table:table-cell office:value-type="string" calcext:value-type="string">
            <text:p>https://www.reichelt.nl/smd-schottky-60-v-3-a-smc-ss-36-p146610.html?&amp;nbc=1</text:p>
          </table:table-cell>
          <table:table-cell office:value-type="currency" office:currency="EUR" office:value="0.34" calcext:value-type="currency">
            <text:p>€ 0.34</text:p>
          </table:table-cell>
          <table:table-cell table:formula="of:=[.D3]*[.G3]" office:value-type="currency" office:currency="EUR" office:value="1.36" calcext:value-type="currency">
            <text:p>€ 1.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18,D16,D10,D8</text:p>
          </table:table-cell>
          <table:table-cell office:value-type="string" calcext:value-type="string">
            <text:p>D_SOT-23_AN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ZX84C56</text:p>
          </table:table-cell>
          <table:table-cell office:value-type="string" calcext:value-type="string">
            <text:p>https://www.reichelt.nl/chip-zener-diode-0-35-w-56-v-smd-zd-56-p18919.html?&amp;nbc=1</text:p>
          </table:table-cell>
          <table:table-cell office:value-type="currency" office:currency="EUR" office:value="0.03" calcext:value-type="currency">
            <text:p>€ 0.03</text:p>
          </table:table-cell>
          <table:table-cell table:formula="of:=[.D4]*[.G4]" office:value-type="currency" office:currency="EUR" office:value="0.12" calcext:value-type="currency">
            <text:p>€ 0.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20,R36,R18,R3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https://www.reichelt.nl/smd-resistor-0603-100-ohm-100-mw-5-rnd-1550603-aq-p250141.html?r=1</text:p>
          </table:table-cell>
          <table:table-cell office:value-type="currency" office:currency="EUR" office:value="0.012" calcext:value-type="currency">
            <text:p>€ 0.01</text:p>
          </table:table-cell>
          <table:table-cell table:formula="of:=[.D5]*[.G5]" office:value-type="currency" office:currency="EUR" office:value="0.048" calcext:value-type="currency">
            <text:p>€ 0.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37,R21,R22,R38</text:p>
          </table:table-cell>
          <table:table-cell office:value-type="string" calcext:value-type="string">
            <text:p>R_2512_6332Metric_Pad1.52x3.3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R1</text:p>
          </table:table-cell>
          <table:table-cell office:value-type="string" calcext:value-type="string">
            <text:p>https://www.reichelt.nl/resistance-0-1-ohm-1-2512-cra2512-r100e-p120163.html?&amp;trstct=pos_0&amp;nbc=1</text:p>
          </table:table-cell>
          <table:table-cell office:value-type="currency" office:currency="EUR" office:value="0.345" calcext:value-type="currency">
            <text:p>€ 0.35</text:p>
          </table:table-cell>
          <table:table-cell table:formula="of:=[.D6]*[.G6]" office:value-type="currency" office:currency="EUR" office:value="1.38" calcext:value-type="currency">
            <text:p>€ 1.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31,R16,R15,R32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https://www.reichelt.nl/smd-resistor-0603-1-8-kohm-200-mw-1-rnd-155hp03-bg-p250628.html?&amp;trstct=pos_2&amp;nbc=1</text:p>
          </table:table-cell>
          <table:table-cell office:value-type="currency" office:currency="EUR" office:value="0.012" calcext:value-type="currency">
            <text:p>€ 0.01</text:p>
          </table:table-cell>
          <table:table-cell table:formula="of:=[.D7]*[.G7]" office:value-type="currency" office:currency="EUR" office:value="0.048" calcext:value-type="currency">
            <text:p>€ 0.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17,D15,D9,D7,D3,D1</text:p>
          </table:table-cell>
          <table:table-cell office:value-type="string" calcext:value-type="string">
            <text:p>D_MiniMEL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V103</text:p>
          </table:table-cell>
          <table:table-cell office:value-type="string" calcext:value-type="string">
            <text:p>https://www.reichelt.nl/universal-diode-smd-minimelf-35-v-0-15-a-bav-103-smd-p41912.html?r=1</text:p>
          </table:table-cell>
          <table:table-cell office:value-type="currency" office:currency="EUR" office:value="0.03" calcext:value-type="currency">
            <text:p>€ 0.03</text:p>
          </table:table-cell>
          <table:table-cell table:formula="of:=[.D8]*[.G8]" office:value-type="currency" office:currency="EUR" office:value="0.18" calcext:value-type="currency">
            <text:p>€ 0.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44,R43,R42,R41,R30,R29,R28,R27,R26,R25,R14,R13,R12,R11,R9,R8,R40,R39,R24,R2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K</text:p>
          </table:table-cell>
          <table:table-cell/>
          <table:table-cell office:value-type="currency" office:currency="EUR" office:value="0.012" calcext:value-type="currency">
            <text:p>€ 0.01</text:p>
          </table:table-cell>
          <table:table-cell table:formula="of:=[.D9]*[.G9]" office:value-type="currency" office:currency="EUR" office:value="0.24" calcext:value-type="currency">
            <text:p>€ 0.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14,D13,D6,D5</text:p>
          </table:table-cell>
          <table:table-cell office:value-type="string" calcext:value-type="string">
            <text:p>SOT-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https://www.reichelt.nl/schottky-diode-smd-sot-23-30-v-0-25-a-bat-54s-smd-p41905.html?&amp;nbc=1</text:p>
          </table:table-cell>
          <table:table-cell office:value-type="currency" office:currency="EUR" office:value="0.05" calcext:value-type="currency">
            <text:p>€ 0.05</text:p>
          </table:table-cell>
          <table:table-cell table:formula="of:=[.D10]*[.G10]" office:value-type="currency" office:currency="EUR" office:value="0.2" calcext:value-type="currency">
            <text:p>€ 0.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https://www.reichelt.nl/smd-resistor-0603-12-kohm-63-mw-1-rnd-0603-1-12k-p183079.html?&amp;nbc=1</text:p>
          </table:table-cell>
          <table:table-cell office:value-type="currency" office:currency="EUR" office:value="0.012" calcext:value-type="currency">
            <text:p>€ 0.01</text:p>
          </table:table-cell>
          <table:table-cell table:formula="of:=[.D11]*[.G11]" office:value-type="currency" office:currency="EUR" office:value="0.012" calcext:value-type="currency">
            <text:p>€ 0.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8,U7</text:p>
          </table:table-cell>
          <table:table-cell office:value-type="string" calcext:value-type="string">
            <text:p>SO-14_5.3x10.2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LS08</text:p>
          </table:table-cell>
          <table:table-cell office:value-type="string" calcext:value-type="string">
            <text:p>https://www.reichelt.nl/high-speed-cmos-smd-hc-08-p18628.html?&amp;nbc=1</text:p>
          </table:table-cell>
          <table:table-cell office:value-type="currency" office:currency="EUR" office:value="0.2" calcext:value-type="currency">
            <text:p>€ 0.20</text:p>
          </table:table-cell>
          <table:table-cell table:formula="of:=[.D12]*[.G12]" office:value-type="currency" office:currency="EUR" office:value="0.4" calcext:value-type="currency">
            <text:p>€ 0.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3,U5</text:p>
          </table:table-cell>
          <table:table-cell office:value-type="string" calcext:value-type="string">
            <text:p>SO-14_5.3x10.2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LS74</text:p>
          </table:table-cell>
          <table:table-cell office:value-type="string" calcext:value-type="string">
            <text:p>https://www.reichelt.nl/high-speed-cmos-smd-hc-74-p18701.html?&amp;nbc=1</text:p>
          </table:table-cell>
          <table:table-cell office:value-type="currency" office:currency="EUR" office:value="0.15" calcext:value-type="currency">
            <text:p>€ 0.15</text:p>
          </table:table-cell>
          <table:table-cell table:formula="of:=[.D13]*[.G13]" office:value-type="currency" office:currency="EUR" office:value="0.3" calcext:value-type="currency">
            <text:p>€ 0.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Q13,Q20,Q18,Q15,Q6,Q19,Q17,Q5</text:p>
          </table:table-cell>
          <table:table-cell office:value-type="string" calcext:value-type="string">
            <text:p>SOT-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SM2309CX</text:p>
          </table:table-cell>
          <table:table-cell office:value-type="string" calcext:value-type="string">
            <text:p>https://www.reichelt.nl/mosfet-p-ch-60v-3-1a-0-19r-sot23-tsm2309cx-p254942.html?&amp;trstct=pos_8&amp;nbc=1</text:p>
          </table:table-cell>
          <table:table-cell office:value-type="currency" office:currency="EUR" office:value="0.21" calcext:value-type="currency">
            <text:p>€ 0.21</text:p>
          </table:table-cell>
          <table:table-cell table:formula="of:=[.D14]*[.G14]" office:value-type="currency" office:currency="EUR" office:value="1.68" calcext:value-type="currency">
            <text:p>€ 1.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hoenixContact_MSTBA_2,5_6-G-5,08_1x06_P5.08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ND 205-00236</text:p>
          </table:table-cell>
          <table:table-cell office:value-type="string" calcext:value-type="string">
            <text:p>https://www.reichelt.nl/solderable-screw-terminal-6-pole-contact-spacing-5-08-mm-90-rnd-205-00236-p170281.html?&amp;trstct=pos_0&amp;nbc=1</text:p>
          </table:table-cell>
          <table:table-cell office:value-type="currency" office:currency="EUR" office:value="0.63" calcext:value-type="currency">
            <text:p>€ 0.63</text:p>
          </table:table-cell>
          <table:table-cell table:formula="of:=[.D15]*[.G15]" office:value-type="currency" office:currency="EUR" office:value="0.63" calcext:value-type="currency">
            <text:p>€ 0.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hoenixContact_MSTBA_2,5_8-G-5,08_1x08_P5.08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ND 205-00238</text:p>
          </table:table-cell>
          <table:table-cell office:value-type="string" calcext:value-type="string">
            <text:p>https://www.reichelt.nl/solderable-screw-terminal-8-pole-contact-spacing-5-08-mm-90-rnd-205-00238-p170283.html?&amp;trstct=pos_0&amp;nbc=1</text:p>
          </table:table-cell>
          <table:table-cell office:value-type="currency" office:currency="EUR" office:value="0.78" calcext:value-type="currency">
            <text:p>€ 0.78</text:p>
          </table:table-cell>
          <table:table-cell table:formula="of:=[.D16]*[.G16]" office:value-type="currency" office:currency="EUR" office:value="0.78" calcext:value-type="currency">
            <text:p>€ 0.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_S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https://www.reichelt.nl/si-rectifier-diode-do214ac-1000-v-1-a-s-1m-smd-p95357.html?&amp;trstct=pos_4&amp;nbc=1</text:p>
          </table:table-cell>
          <table:table-cell office:value-type="currency" office:currency="EUR" office:value="0.05" calcext:value-type="currency">
            <text:p>€ 0.05</text:p>
          </table:table-cell>
          <table:table-cell table:formula="of:=[.D17]*[.G17]" office:value-type="currency" office:currency="EUR" office:value="0.05" calcext:value-type="currency">
            <text:p>€ 0.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40</text:p>
          </table:table-cell>
          <table:table-cell office:value-type="string" calcext:value-type="string">
            <text:p>https://www.reichelt.nl/ldo-voltage-regulator-5v-sot-223-lm-1117-mpx-5-0-p187609.html?&amp;trstct=pos_6&amp;nbc=1</text:p>
          </table:table-cell>
          <table:table-cell office:value-type="currency" office:currency="EUR" office:value="1.17" calcext:value-type="currency">
            <text:p>€ 1.17</text:p>
          </table:table-cell>
          <table:table-cell table:formula="of:=[.D18]*[.G18]" office:value-type="currency" office:currency="EUR" office:value="1.17" calcext:value-type="currency">
            <text:p>€ 1.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/>
          <table:table-cell office:value-type="currency" office:currency="EUR" office:value="0.012" calcext:value-type="currency">
            <text:p>€ 0.01</text:p>
          </table:table-cell>
          <table:table-cell table:formula="of:=[.D19]*[.G19]" office:value-type="currency" office:currency="EUR" office:value="0.012" calcext:value-type="currency">
            <text:p>€ 0.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9,C5,C8,C6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https://www.reichelt.nl/mlcc-0603-220-nf-25-v-10-rnd-1500603x224-p226196.html?&amp;trstct=pos_1&amp;nbc=1</text:p>
          </table:table-cell>
          <table:table-cell office:value-type="currency" office:currency="EUR" office:value="0.02" calcext:value-type="currency">
            <text:p>€ 0.02</text:p>
          </table:table-cell>
          <table:table-cell table:formula="of:=[.D20]*[.G20]" office:value-type="currency" office:currency="EUR" office:value="0.08" calcext:value-type="currency">
            <text:p>€ 0.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3,C2,C1</text:p>
          </table:table-cell>
          <table:table-cell office:value-type="string" calcext:value-type="string">
            <text:p>CP_Elec_10x1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NC 25CE1000AX</text:p>
          </table:table-cell>
          <table:table-cell office:value-type="string" calcext:value-type="string">
            <text:p>https://www.reichelt.nl/smd-capacitor-1-mf-25-v-105-c-2000-h-sunc-25ce1000ax-p246683.html?&amp;trstct=pos_15&amp;nbc=1</text:p>
          </table:table-cell>
          <table:table-cell office:value-type="currency" office:currency="EUR" office:value="0.86" calcext:value-type="currency">
            <text:p>€ 0.86</text:p>
          </table:table-cell>
          <table:table-cell table:formula="of:=[.D21]*[.G21]" office:value-type="currency" office:currency="EUR" office:value="2.58" calcext:value-type="currency">
            <text:p>€ 2.5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-14_5.3x10.2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https://www.reichelt.nl/high-speed-cmos-smd-hc-32-p18673.html?&amp;nbc=1</text:p>
          </table:table-cell>
          <table:table-cell office:value-type="currency" office:currency="EUR" office:value="0.17" calcext:value-type="currency">
            <text:p>€ 0.17</text:p>
          </table:table-cell>
          <table:table-cell table:formula="of:=[.D22]*[.G22]" office:value-type="currency" office:currency="EUR" office:value="0.17" calcext:value-type="currency">
            <text:p>€ 0.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https://www.reichelt.nl/led-smd-0603-yellow-120-mcd-rnd-135-00182-p263778.html?&amp;trstct=pos_1&amp;nbc=1</text:p>
          </table:table-cell>
          <table:table-cell office:value-type="currency" office:currency="EUR" office:value="0.041" calcext:value-type="currency">
            <text:p>€ 0.04</text:p>
          </table:table-cell>
          <table:table-cell table:formula="of:=[.D23]*[.G23]" office:value-type="currency" office:currency="EUR" office:value="0.041" calcext:value-type="currency">
            <text:p>€ 0.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Q16,Q14,Q8,Q7</text:p>
          </table:table-cell>
          <table:table-cell office:value-type="string" calcext:value-type="string">
            <text:p>SOT-2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RLL 024N</text:p>
          </table:table-cell>
          <table:table-cell office:value-type="string" calcext:value-type="string">
            <text:p>https://www.reichelt.nl/mosfet-n-channel-55-v-4-4-a-4-pin-3-tab-sot-223-irll-024n-p129816.html?&amp;trstct=pos_0&amp;nbc=1</text:p>
          </table:table-cell>
          <table:table-cell office:value-type="currency" office:currency="EUR" office:value="0.41" calcext:value-type="currency">
            <text:p>€ 0.41</text:p>
          </table:table-cell>
          <table:table-cell table:formula="of:=[.D24]*[.G24]" office:value-type="currency" office:currency="EUR" office:value="1.64" calcext:value-type="currency">
            <text:p>€ 1.6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19,R17,R1,R7,R35,R34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70R</text:p>
          </table:table-cell>
          <table:table-cell/>
          <table:table-cell office:value-type="currency" office:currency="EUR" office:value="0.012" calcext:value-type="currency">
            <text:p>€ 0.01</text:p>
          </table:table-cell>
          <table:table-cell table:formula="of:=[.D25]*[.G25]" office:value-type="currency" office:currency="EUR" office:value="0.072" calcext:value-type="currency">
            <text:p>€ 0.0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_Blade_ATO_direct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https://www.ebay.com/itm/10Pcs-SL-506P-Mini-Blade-Fuse-Holder-Auto-Automotive-Boat-32V-For-PCB-Board-AT2/372608919118?_trkparms=ispr%3D1&amp;hash=item56c138e64e:g:3O8AAOSwSk9ccDsv&amp;enc=AQAFAAACcBaobrjLl8XobRIiIML1V4Imu%2Fn%2BzU5L90Z278x5ickk8ihYa55VeJusc0Ydu6jng%2FV0WJNb%2BwHO48tH4%2FAFh9r0KMH6LO4efVLHtdfGzvjyDN64VxP09nhLMGnScC%2FcipVR0gnUZwEx6uozsFLbVTQbYG0Gwa9t%2B5MghpTkcmCPmGgz7SRWeOLiQ%2FXn6rg050hNaewI39CH%2BDLc3iY%2BxblQHeQTTA28MqQLINaZzoQn7LJPKTTZj6M2vKYNsYwQKxNiaQaYjlw%2B%2BLA5ZbxOKfviCuJALEJxyiIo%2BeIF9pM0QxHmQCzFI9af%2BeweigZFr1ZxGAhCGhjR3Cp4djv24vtZKUBa4z2E6oxJrFavdcQMDqd8GioTw0ls1StvnlodD57%2BlgrYrAu%2FsW8j%2BDXKKof6VPa20dHDZwBd9WcJeFlAH1AeGW40rhO2ExHgUBXGZ6kNM9Usl4%2FI08jTjYdNyVXWUoFtE9YAa5Ca7X4krowCdu%2FcXpkbCkYW7A8dkBH%2Bp5%2F39qbWPRII1hHUhZmzdZCcqy6QvMDratvjW1ZJtmvzEle0G9BhY2v%2B%2BqUDAl5as2%2FE8wY%2FNOcreJoWyk5dH1Vx05MekRFh3olnp4jXIZilLimEidggQ3hksaHfF0cl%2Btb%2FU0mkSb7oWJIRGSGq3S8ebMlqBKefkKJpmP3QChLqFZ2K2oSxe%2BQdLgGTcGE6f1V%2FgmMFkDb5Y2%2FpEbEg5oC%2BIrRsv%2FH1HkwrMBfZA537lYm4jxrAAPgnjKrwuR7%2BJQYUMAZbDwg6vr37Ot1tk%2BYd7bitinfuqA1Yvwd8pVmWRw22IpliBcU%2Bk2TP0s6Y%2Bg%3D%3D&amp;checksum=372608919118d9f90417c6314aecb14f6d3d14c22f34</text:p>
          </table:table-cell>
          <table:table-cell office:value-type="currency" office:currency="EUR" office:value="0.5" calcext:value-type="currency">
            <text:p>€ 0.50</text:p>
          </table:table-cell>
          <table:table-cell table:formula="of:=[.D26]*[.G26]" office:value-type="currency" office:currency="EUR" office:value="0.5" calcext:value-type="currency">
            <text:p>€ 0.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use_1812_4532Metric_Pad1.30x3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TC 16V2A</text:p>
          </table:table-cell>
          <table:table-cell office:value-type="string" calcext:value-type="string">
            <text:p>https://www.reichelt.nl/ptc-fuse-smd-1812-16v-1-6a-resettable-ptc-fsmd16016r-p279370.html?&amp;trstct=pos_5&amp;nbc=1</text:p>
          </table:table-cell>
          <table:table-cell office:value-type="currency" office:currency="EUR" office:value="0.22" calcext:value-type="currency">
            <text:p>€ 0.22</text:p>
          </table:table-cell>
          <table:table-cell table:formula="of:=[.D27]*[.G27]" office:value-type="currency" office:currency="EUR" office:value="0.22" calcext:value-type="currency">
            <text:p>€ 0.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7,C4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https://www.reichelt.nl/mlcc-1206-4-7-f-50-v-10-rnd-1501206b475k-p254230.html?&amp;trstct=pos_2&amp;nbc=1</text:p>
          </table:table-cell>
          <table:table-cell office:value-type="currency" office:currency="EUR" office:value="0.08" calcext:value-type="currency">
            <text:p>€ 0.08</text:p>
          </table:table-cell>
          <table:table-cell table:formula="of:=[.D28]*[.G28]" office:value-type="currency" office:currency="EUR" office:value="0.16" calcext:value-type="currency">
            <text:p>€ 0.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T-23-6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6992</text:p>
          </table:table-cell>
          <table:table-cell office:value-type="string" calcext:value-type="string">
            <text:p>https://nl.aliexpress.com/item/4001234713553.html?spm=a2g0s.9042311.0.0.20f54c4d8OVbsw</text:p>
          </table:table-cell>
          <table:table-cell office:value-type="currency" office:currency="EUR" office:value="1.98" calcext:value-type="currency">
            <text:p>€ 1.98</text:p>
          </table:table-cell>
          <table:table-cell table:formula="of:=[.D29]*[.G29]" office:value-type="currency" office:currency="EUR" office:value="1.98" calcext:value-type="currency">
            <text:p>€ 1.9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-14_5.3x10.2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901</text:p>
          </table:table-cell>
          <table:table-cell office:value-type="string" calcext:value-type="string">
            <text:p>https://www.reichelt.nl/comparator-quad-soic-14-lm-2901-d-p187667.html?&amp;nbc=1</text:p>
          </table:table-cell>
          <table:table-cell office:value-type="currency" office:currency="EUR" office:value="0.27" calcext:value-type="currency">
            <text:p>€ 0.27</text:p>
          </table:table-cell>
          <table:table-cell table:formula="of:=[.D30]*[.G30]" office:value-type="currency" office:currency="EUR" office:value="0.27" calcext:value-type="currency">
            <text:p>€ 0.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V1,RV2</text:p>
          </table:table-cell>
          <table:table-cell office:value-type="string" calcext:value-type="string">
            <text:p>Potentiometer_Bourns_3314R-1_Vertical_Ho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https://www.reichelt.com/de/en/smd-cermet-trimmer-5-kohm-23b-5-0k-p146084.html</text:p>
          </table:table-cell>
          <table:table-cell office:value-type="currency" office:currency="EUR" office:value="0.65" calcext:value-type="currency">
            <text:p>€ 0.65</text:p>
          </table:table-cell>
          <table:table-cell table:formula="of:=[.D31]*[.G31]" office:value-type="currency" office:currency="EUR" office:value="1.3" calcext:value-type="currency">
            <text:p>€ 1.3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/>
          <table:table-cell office:value-type="currency" office:currency="EUR" office:value="0.012" calcext:value-type="currency">
            <text:p>€ 0.01</text:p>
          </table:table-cell>
          <table:table-cell table:formula="of:=[.D32]*[.G32]" office:value-type="currency" office:currency="EUR" office:value="0.012" calcext:value-type="currency">
            <text:p>€ 0.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k</text:p>
          </table:table-cell>
          <table:table-cell/>
          <table:table-cell office:value-type="currency" office:currency="EUR" office:value="0.012" calcext:value-type="currency">
            <text:p>€ 0.01</text:p>
          </table:table-cell>
          <table:table-cell table:formula="of:=[.D33]*[.G33]" office:value-type="currency" office:currency="EUR" office:value="0.012" calcext:value-type="currency">
            <text:p>€ 0.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0R</text:p>
          </table:table-cell>
          <table:table-cell/>
          <table:table-cell office:value-type="currency" office:currency="EUR" office:value="0.012" calcext:value-type="currency">
            <text:p>€ 0.01</text:p>
          </table:table-cell>
          <table:table-cell table:formula="of:=[.D34]*[.G34]" office:value-type="currency" office:currency="EUR" office:value="0.012" calcext:value-type="currency">
            <text:p>€ 0.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V_Disc_D12mm_W3.9mm_P7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STOR-18V</text:p>
          </table:table-cell>
          <table:table-cell office:value-type="string" calcext:value-type="string">
            <text:p>https://www.reichelt.nl/varistor-rm-7-5-mm-20-v-10-epc-b72214-s-20-p239942.html?&amp;trstct=pos_2&amp;nbc=1</text:p>
          </table:table-cell>
          <table:table-cell office:value-type="currency" office:currency="EUR" office:value="0.46" calcext:value-type="currency">
            <text:p>€ 0.46</text:p>
          </table:table-cell>
          <table:table-cell table:formula="of:=[.D35]*[.G35]" office:value-type="currency" office:currency="EUR" office:value="0.46" calcext:value-type="currency">
            <text:p>€ 0.4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table:formula="of:=SUM([.H2:.H35])" office:value-type="currency" office:currency="EUR" office:value="18.359" calcext:value-type="currency">
            <text:p>€ 18.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7">00/00/0000</text:date>, <text:time style:data-style-name="N2" text:time-value="16:21:17.6033505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07T16:22:24.938160766</dc:date>
    <dc:creator>Tjeerd Hoogendijk</dc:creator>
    <meta:editing-duration>PT9M2S</meta:editing-duration>
    <meta:editing-cycles>6</meta:editing-cycles>
    <meta:generator>LibreOffice/6.0.7.3$Linux_X86_64 LibreOffice_project/00m0$Build-3</meta:generator>
    <meta:document-statistic meta:table-count="1" meta:cell-count="275" meta:object-count="0"/>
  </office:meta>
</office:document-meta>
</file>